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2]/[.D12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3]/[.D13]"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4]/[.D14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5]/[.D15]" office:value-type="float" office:value="301.166666666667" calcext:value-type="float">
            <text:p>301.1666666666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6]/[.D16]" office:value-type="float" office:value="303.583333333333" calcext:value-type="float">
            <text:p>303.58333333333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17]/[.D17]" office:value-type="float" office:value="292.8" calcext:value-type="float">
            <text:p>292.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C18]/[.D18]" office:value-type="float" office:value="329.204545454545" calcext:value-type="float">
            <text:p>329.20454545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4:37:16.628039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1-20T14:38:12.324525424</dc:date>
    <dc:creator>jennifer </dc:creator>
    <meta:editing-duration>PT6H20M43S</meta:editing-duration>
    <meta:editing-cycles>4</meta:editing-cycles>
    <meta:generator>LibreOffice/5.2.2.2$Linux_X86_64 LibreOffice_project/8f96e87c890bf8fa77463cd4b640a2312823f3ad</meta:generator>
    <meta:document-statistic meta:table-count="1" meta:cell-count="73" meta:object-count="0"/>
  </office:meta>
</office:document-meta>
</file>